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236in" table:align="left"/>
    </style:style>
    <style:style style:name="Table1.A" style:family="table-column">
      <style:table-column-properties style:column-width="3.284in"/>
    </style:style>
    <style:style style:name="Table1.B" style:family="table-column">
      <style:table-column-properties style:column-width="2.83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What is Docker Networking?</text:h>
      <text:p text:style-name="Text_20_body">Docker containers need a way to communicate:</text:p>
      <text:list text:style-name="L1">
        <text:list-item>
          <text:p text:style-name="P4">With <text:span text:style-name="Strong_20_Emphasis">each other</text:span></text:p>
        </text:list-item>
        <text:list-item>
          <text:p text:style-name="P4">With the <text:span text:style-name="Strong_20_Emphasis">host machine</text:span></text:p>
        </text:list-item>
        <text:list-item>
          <text:p text:style-name="P4">With the <text:span text:style-name="Strong_20_Emphasis">outside internet</text:span></text:p>
        </text:list-item>
      </text:list>
      <text:p text:style-name="Text_20_body">Docker has built-in networking drivers that define <text:span text:style-name="Strong_20_Emphasis">how containers communicate</text:span>.</text:p>
      <text:p text:style-name="Horizontal_20_Line"/>
      <text:h text:style-name="Heading_20_2" text:outline-level="2">🔌 Types of Docker Networks</text:h>
      <text:h text:style-name="Heading_20_3" text:outline-level="3">1. <text:span text:style-name="Strong_20_Emphasis">bridge</text:span> (default for standalone containers)</text:h>
      <text:list text:style-name="L2">
        <text:list-item>
          <text:p text:style-name="P5">Creates a private internal network on your host.</text:p>
        </text:list-item>
        <text:list-item>
          <text:p text:style-name="P5">Containers get a <text:span text:style-name="Strong_20_Emphasis">virtual IP</text:span> and can communicate <text:span text:style-name="Strong_20_Emphasis">via container name</text:span>.</text:p>
        </text:list-item>
        <text:list-item>
          <text:p text:style-name="P5">Good for <text:span text:style-name="Strong_20_Emphasis">local dev/testing</text:span>.</text:p>
        </text:list-item>
      </text:list>
      <text:p text:style-name="Text_20_body">🔎 Example:</text:p>
      <text:p text:style-name="Preformatted_20_Text">bash</text:p>
      <text:p text:style-name="Preformatted_20_Text">CopyEdit</text:p>
      <text:p text:style-name="P2"><text:span text:style-name="Source_20_Text">docker run -d --name web1 --network bridge nginx</text:span></text:p>
      <text:p text:style-name="Horizontal_20_Line"/>
      <text:h text:style-name="Heading_20_3" text:outline-level="3">2. <text:span text:style-name="Strong_20_Emphasis">host</text:span></text:h>
      <text:list text:style-name="L3">
        <text:list-item>
          <text:p text:style-name="P6">Removes the isolation between the container and the host network.</text:p>
        </text:list-item>
        <text:list-item>
          <text:p text:style-name="P6">Container shares the <text:span text:style-name="Strong_20_Emphasis">host’s IP</text:span> and <text:span text:style-name="Strong_20_Emphasis">network stack</text:span>.</text:p>
        </text:list-item>
        <text:list-item>
          <text:p text:style-name="P6">Good for <text:span text:style-name="Strong_20_Emphasis">performance</text:span> or when you need host-level access.</text:p>
        </text:list-item>
      </text:list>
      <text:p text:style-name="Text_20_body">🔎 Example:</text:p>
      <text:p text:style-name="Preformatted_20_Text">bash</text:p>
      <text:p text:style-name="Preformatted_20_Text">CopyEdit</text:p>
      <text:p text:style-name="P2"><text:span text:style-name="Source_20_Text">docker run --network host nginx</text:span></text:p>
      <text:p text:style-name="Horizontal_20_Line"/>
      <text:h text:style-name="Heading_20_3" text:outline-level="3">3. <text:span text:style-name="Strong_20_Emphasis">none</text:span></text:h>
      <text:list text:style-name="L4">
        <text:list-item>
          <text:p text:style-name="P7">Disables all networking.</text:p>
        </text:list-item>
        <text:list-item>
          <text:p text:style-name="P7">Useful for <text:span text:style-name="Strong_20_Emphasis">security testing</text:span>, <text:span text:style-name="Strong_20_Emphasis">air-gapped containers</text:span>.</text:p>
        </text:list-item>
      </text:list>
      <text:p text:style-name="Text_20_body">🔎 Example:</text:p>
      <text:p text:style-name="Preformatted_20_Text">bash</text:p>
      <text:p text:style-name="Preformatted_20_Text">CopyEdit</text:p>
      <text:p text:style-name="P2"><text:span text:style-name="Source_20_Text">docker run --network none nginx</text:span></text:p>
      <text:p text:style-name="Horizontal_20_Line"><text:soft-page-break/></text:p>
      <text:h text:style-name="Heading_20_2" text:outline-level="2">🔧 Custom Docker Network</text:h>
      <text:p text:style-name="Text_20_body">You can create your <text:span text:style-name="Strong_20_Emphasis">own bridge network</text:span> so containers can talk by <text:span text:style-name="Strong_20_Emphasis">name</text:span>.</text:p>
      <text:h text:style-name="Heading_20_3" text:outline-level="3">📌 Command:</text:h>
      <text:p text:style-name="Preformatted_20_Text">bash</text:p>
      <text:p text:style-name="Preformatted_20_Text">CopyEdit</text:p>
      <text:p text:style-name="P2"><text:span text:style-name="Source_20_Text">docker network create mynet</text:span></text:p>
      <text:h text:style-name="Heading_20_3" text:outline-level="3">🛠️ Let's Connect Multiple Containers:</text:h>
      <text:h text:style-name="Heading_20_4" text:outline-level="4">Step 1: Run MySQL container in <text:span text:style-name="Source_20_Text">mynet</text:span></text:h>
      <text:p text:style-name="Preformatted_20_Text">bash</text:p>
      <text:p text:style-name="Preformatted_20_Text">CopyEdit</text:p>
      <text:p text:style-name="P2"><text:span text:style-name="Source_20_Text">docker run -d --name db --network mynet mysql</text:span></text:p>
      <text:h text:style-name="Heading_20_4" text:outline-level="4">Step 2: Run Ubuntu container in same network</text:h>
      <text:p text:style-name="Preformatted_20_Text">bash</text:p>
      <text:p text:style-name="Preformatted_20_Text">CopyEdit</text:p>
      <text:p text:style-name="P2"><text:span text:style-name="Source_20_Text">docker run -it --network mynet ubuntu bash</text:span></text:p>
      <text:p text:style-name="Text_20_body">Inside Ubuntu container:</text:p>
      <text:p text:style-name="Preformatted_20_Text">bash</text:p>
      <text:p text:style-name="Preformatted_20_Text">CopyEdit</text:p>
      <text:p text:style-name="P1"><text:span text:style-name="Source_20_Text">apt update &amp;&amp; apt install -y mysql-client</text:span></text:p>
      <text:p text:style-name="P3"><text:span text:style-name="Source_20_Text">mysql -h db -u root -p</text:span></text:p>
      <text:p text:style-name="Quotations">You can now <text:span text:style-name="Strong_20_Emphasis">access MySQL using </text:span><text:span text:style-name="Strong_20_Emphasis"><text:span text:style-name="Source_20_Text">db</text:span></text:span><text:span text:style-name="Strong_20_Emphasis"> as hostname</text:span>! 🚀</text:p>
      <text:p text:style-name="Horizontal_20_Line"/>
      <text:h text:style-name="Heading_20_2" text:outline-level="2">🧪 Docker Network Commands (Cheat Sheet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docker network ls</text:span></text:p>
          </table:table-cell>
          <table:table-cell table:style-name="Table1.A1" office:value-type="string">
            <text:p text:style-name="Table_20_Contents">List all Docker networks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network inspect &lt;network&gt;</text:span></text:p>
          </table:table-cell>
          <table:table-cell table:style-name="Table1.A1" office:value-type="string">
            <text:p text:style-name="Table_20_Contents">Details (IP ranges, connected containe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network rm &lt;network&gt;</text:span></text:p>
          </table:table-cell>
          <table:table-cell table:style-name="Table1.A1" office:value-type="string">
            <text:p text:style-name="Table_20_Contents">Remove a Docker network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network connect</text:span></text:p>
          </table:table-cell>
          <table:table-cell table:style-name="Table1.A1" office:value-type="string">
            <text:p text:style-name="Table_20_Contents">Connect container to another network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 network disconnect</text:span></text:p>
          </table:table-cell>
          <table:table-cell table:style-name="Table1.A1" office:value-type="string">
            <text:p text:style-name="Table_20_Contents">Disconnect a container</text:p>
          </table:table-cell>
        </table:table-row>
      </table:table>
      <text:p text:style-name="Horizontal_20_Line"/>
      <text:h text:style-name="Heading_20_2" text:outline-level="2">🎓 Interview Questions on Docker Networking</text:h>
      <text:h text:style-name="Heading_20_3" text:outline-level="3">✅ Beginner</text:h>
      <text:list text:style-name="L5">
        <text:list-item>
          <text:p text:style-name="P8">What are the different types of Docker networks?</text:p>
        </text:list-item>
        <text:list-item>
          <text:p text:style-name="P8"><text:soft-page-break/>What is the default Docker network for containers?</text:p>
        </text:list-item>
        <text:list-item>
          <text:p text:style-name="P8">What is the purpose of the <text:span text:style-name="Source_20_Text">bridge</text:span> network?</text:p>
        </text:list-item>
        <text:list-item>
          <text:p text:style-name="P8">How does the <text:span text:style-name="Source_20_Text">host</text:span> network differ from <text:span text:style-name="Source_20_Text">bridge</text:span>?</text:p>
        </text:list-item>
      </text:list>
      <text:h text:style-name="Heading_20_3" text:outline-level="3">✅ Intermediate</text:h>
      <text:list text:style-name="L6">
        <text:list-item>
          <text:p text:style-name="P9">How do containers communicate with each other in a custom network?</text:p>
        </text:list-item>
        <text:list-item>
          <text:p text:style-name="P9">What happens if two containers are in different networks?</text:p>
        </text:list-item>
        <text:list-item>
          <text:p text:style-name="P9">What’s the use of the <text:span text:style-name="Source_20_Text">--network</text:span> flag in <text:span text:style-name="Source_20_Text">docker run</text:span>?</text:p>
        </text:list-item>
        <text:list-item>
          <text:p text:style-name="P9">Why would you use <text:span text:style-name="Source_20_Text">none</text:span> as a network?</text:p>
        </text:list-item>
      </text:list>
      <text:h text:style-name="Heading_20_3" text:outline-level="3">✅ Advanced</text:h>
      <text:list text:style-name="L7">
        <text:list-item>
          <text:p text:style-name="P10">Can a container be connected to multiple networks?</text:p>
        </text:list-item>
        <text:list-item>
          <text:p text:style-name="P10">What are the differences between Docker networking and Kubernetes networking?</text:p>
        </text:list-item>
        <text:list-item>
          <text:p text:style-name="P10">How does DNS resolution work within a Docker network?</text:p>
        </text:list-item>
        <text:list-item>
          <text:p text:style-name="P10">How would you troubleshoot network issues between containers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4:53:56.742048957</meta:creation-date>
    <dc:date>2025-07-29T14:54:14.510744683</dc:date>
    <meta:editing-duration>PT18S</meta:editing-duration>
    <meta:editing-cycles>1</meta:editing-cycles>
    <meta:document-statistic meta:table-count="1" meta:image-count="0" meta:object-count="0" meta:page-count="3" meta:paragraph-count="80" meta:word-count="423" meta:character-count="2447" meta:non-whitespace-character-count="2135"/>
    <meta:generator>LibreOffice/24.2.7.2$Linux_X86_64 LibreOffice_project/420$Build-2</meta:generator>
  </office:meta>
</office:document-meta>
</file>